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Normal" style:family="paragraph">
      <style:text-properties style:font-name="Cambria" style:font-name-asian="Cambria" style:font-name-complex="Cambria" style:font-weight-complex="bold" fo:font-style="italic" style:font-style-asian="italic" style:font-style-complex="italic"/>
    </style:style>
    <style:style style:name="P7" style:parent-style-name="Listeafsnit" style:list-style-name="LFO1" style:family="paragraph">
      <style:text-properties style:font-name="Cambria"/>
    </style:style>
    <style:style style:name="P8" style:parent-style-name="Listeafsnit" style:list-style-name="LFO2" style:family="paragraph"/>
    <style:style style:name="T9" style:parent-style-name="Standardskrifttypeiafsnit" style:family="text">
      <style:text-properties style:font-name="Cambria"/>
    </style:style>
    <style:style style:name="T10" style:parent-style-name="Standardskrifttypeiafsnit" style:family="text">
      <style:text-properties style:font-name="Cambria" fo:font-weight="bold" style:font-weight-asian="bold" style:font-weight-complex="bold"/>
    </style:style>
    <style:style style:name="T11" style:parent-style-name="Standardskrifttypeiafsnit" style:family="text">
      <style:text-properties style:font-name="Cambria"/>
    </style:style>
    <style:style style:name="P12" style:parent-style-name="Listeafsnit" style:family="paragraph">
      <style:paragraph-properties fo:margin-left="0.9055in">
        <style:tab-stops/>
      </style:paragraph-properties>
    </style:style>
    <style:style style:name="T13" style:parent-style-name="Standardskrifttypeiafsnit" style:family="text">
      <style:text-properties style:font-name="Cambria"/>
    </style:style>
    <style:style style:name="T14" style:parent-style-name="Standardskrifttypeiafsnit" style:family="text">
      <style:text-properties style:font-name="Cambria"/>
    </style:style>
    <style:style style:name="P15" style:parent-style-name="Listeafsnit" style:list-style-name="LFO2" style:family="paragraph">
      <style:text-properties style:font-name="Cambria"/>
    </style:style>
    <style:style style:name="P16" style:parent-style-name="Listeafsnit" style:family="paragraph">
      <style:paragraph-properties fo:margin-left="0.9055in">
        <style:tab-stops/>
      </style:paragraph-properties>
      <style:text-properties style:font-name="Cambria"/>
    </style:style>
    <style:style style:name="P17" style:parent-style-name="Listeafsnit" style:list-style-name="LFO2" style:family="paragraph">
      <style:text-properties style:font-name="Cambria"/>
    </style:style>
    <style:style style:name="P18" style:parent-style-name="Listeafsnit" style:family="paragraph">
      <style:paragraph-properties fo:margin-left="0.9055in">
        <style:tab-stops/>
      </style:paragraph-properties>
      <style:text-properties style:font-name="Cambria"/>
    </style:style>
    <style:style style:name="P19" style:parent-style-name="Normal" style:family="paragraph">
      <style:text-properties style:font-name="Cambria"/>
    </style:style>
    <style:style style:name="P20" style:parent-style-name="Normal" style:family="paragraph">
      <style:text-properties style:font-name="Cambria" fo:font-style="italic" style:font-style-asian="italic" style:font-style-complex="italic"/>
    </style:style>
    <style:style style:name="P21" style:parent-style-name="Listeafsnit" style:list-style-name="LFO1" style:family="paragraph">
      <style:text-properties style:font-name="Cambria"/>
    </style:style>
    <style:style style:name="P22" style:parent-style-name="Listeafsnit" style:list-style-name="LFO2" style:family="paragraph">
      <style:text-properties style:font-name="Cambria" fo:language="en" fo:country="US"/>
    </style:style>
    <style:style style:name="P23" style:parent-style-name="Listeafsnit" style:list-style-name="LFO2" style:family="paragraph">
      <style:text-properties style:font-name="Cambria"/>
    </style:style>
    <style:style style:name="P24" style:parent-style-name="Listeafsnit" style:list-style-name="LFO2" style:family="paragraph">
      <style:text-properties style:font-name="Cambria"/>
    </style:style>
    <style:style style:name="P25" style:parent-style-name="Listeafsnit" style:list-style-name="LFO2" style:family="paragraph">
      <style:text-properties style:font-name="Cambria"/>
    </style:style>
    <style:style style:name="P26" style:parent-style-name="Listeafsnit" style:list-style-name="LFO2" style:family="paragraph">
      <style:text-properties style:font-name="Cambria"/>
    </style:style>
    <style:style style:name="P27" style:parent-style-name="Listeafsnit" style:list-style-name="LFO2" style:family="paragraph">
      <style:text-properties style:font-name="Cambria"/>
    </style:style>
    <style:style style:name="P28" style:parent-style-name="Normal" style:family="paragraph">
      <style:text-properties style:font-name="Cambria"/>
    </style:style>
    <style:style style:name="P29" style:parent-style-name="Listeafsnit" style:family="paragraph">
      <style:text-properties style:font-name="Cambria"/>
    </style:style>
    <style:style style:name="T30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31" style:parent-style-name="Standardskrifttypeiafsnit" style:family="text">
      <style:text-properties style:font-name="Cambria" style:font-name-asian="Cambria" style:font-name-complex="Cambria"/>
    </style:style>
    <style:style style:name="T32" style:parent-style-name="Standardskrifttypeiafsnit" style:family="text">
      <style:text-properties style:font-name="Cambria" style:font-name-asian="Cambria" style:font-name-complex="Cambria"/>
    </style:style>
    <style:style style:name="T33" style:parent-style-name="Standardskrifttypeiafsnit" style:family="text">
      <style:text-properties style:font-name="Cambria" style:font-name-asian="Cambria" style:font-name-complex="Cambria"/>
    </style:style>
    <style:style style:name="P34" style:parent-style-name="Normal" style:family="paragraph">
      <style:text-properties style:font-name="Cambria" style:font-name-asian="Cambria" style:font-name-complex="Cambria"/>
    </style:style>
    <style:style style:name="T35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36" style:parent-style-name="Standardskrifttypeiafsnit" style:family="text">
      <style:text-properties style:font-name="Cambria" style:font-name-asian="Cambria" style:font-name-complex="Cambria"/>
    </style:style>
    <style:style style:name="T37" style:parent-style-name="Standardskrifttypeiafsnit" style:family="text">
      <style:text-properties style:font-name="Cambria" style:font-name-asian="Cambria" style:font-name-complex="Cambria"/>
    </style:style>
    <style:style style:name="P38" style:parent-style-name="Normal" style:family="paragraph">
      <style:text-properties style:font-name="Cambria" style:font-name-asian="Cambria" style:font-name-complex="Cambria" fo:font-weight="bold" style:font-weight-asian="bold"/>
    </style:style>
  </office:automatic-styles>
  <office:body>
    <office:text text:use-soft-page-breaks="true">
      <text:p text:style-name="P1">Gruppemøde #17<text:s/>gruppe 2 <text:s/></text:p>
      <text:p text:style-name="P2">Dato: <text:s/>27/11-2018 <text:s text:c="2"/></text:p>
      <text:p text:style-name="P3"/>
      <text:p text:style-name="P4">Dagsorden</text:p>
      <text:p text:style-name="P5">Aktionspunkter:</text:p>
      <text:p text:style-name="P6">Sprint 3</text:p>
      <text:list text:style-name="LFO1" text:continue-numbering="true">
        <text:list-item>
          <text:p text:style-name="P7">Opfølgning:<text:s/>(Præget af pres fra afleveringer)<text:s/></text:p>
        </text:list-item>
      </text:list>
      <text:list text:style-name="LFO2" text:continue-numbering="true">
        <text:list-item>
          <text:p text:style-name="P8"><text:span text:style-name="T9">Diagrambeskrivelser og SD for de prioriterede US. (Nina, Mehme</text:span><text:span text:style-name="T10">tali</text:span><text:span text:style-name="T11">)</text:span></text:p>
        </text:list-item>
      </text:list>
      <text:p text:style-name="P12"><text:span text:style-name="T13">Mangler<text:s/></text:span><text:span text:style-name="T14">korrekturlæsning og mindre detaljer.<text:s/></text:span></text:p>
      <text:list text:style-name="LFO2" text:continue-numbering="true">
        <text:list-item>
          <text:p text:style-name="P15">SoftwareTest (Muhanad, David)<text:s/></text:p>
        </text:list-item>
      </text:list>
      <text:p text:style-name="P16">Stadig under bearbejdelse.<text:s/></text:p>
      <text:list text:style-name="LFO2" text:continue-numbering="true">
        <text:list-item>
          <text:p text:style-name="P17">Roulette: selve applikationen. (Stanie, BlackFrey)<text:s/></text:p>
        </text:list-item>
      </text:list>
      <text:p text:style-name="P18">Stadig under bearbejdelse.<text:s/></text:p>
      <text:p text:style-name="P19"/>
      <text:p text:style-name="P20">Sprint 4<text:s/><text:s/></text:p>
      <text:list text:style-name="LFO1" text:continue-numbering="true">
        <text:list-item>
          <text:p text:style-name="P21">Opfølgning:<text:s/>(Præget af pres fra afleveringer)</text:p>
        </text:list-item>
      </text:list>
      <text:list text:style-name="LFO2" text:continue-numbering="true">
        <text:list-item>
          <text:p text:style-name="P22">BJ: Software test (Muhanad, David)<text:s/></text:p>
        </text:list-item>
        <text:list-item>
          <text:p text:style-name="P23">BJ: Integration af deepcoins mm. (Muhanad, David)<text:s/></text:p>
        </text:list-item>
        <text:list-item>
          <text:p text:style-name="P24">Roulette selve appen<text:s/>(Stanie, Frej)</text:p>
        </text:list-item>
        <text:list-item>
          <text:p text:style-name="P25">Forbindelse til<text:s/>fra Startup og entry og deepcoins til Roulette-spillet (Stanie, Frej)</text:p>
        </text:list-item>
        <text:list-item>
          <text:p text:style-name="P26">Database skal forbindes med solution<text:s/>(Danny, Bekir, Mehmetali)</text:p>
        </text:list-item>
        <text:list-item>
          <text:p text:style-name="P27">Rapportskrivning<text:s/>(Alle)<text:s/></text:p>
        </text:list-item>
      </text:list>
      <text:p text:style-name="P28"/>
      <text:p text:style-name="P29"/>
      <text:p text:style-name="Normal"><text:span text:style-name="T30">Lektier til næste møde:</text:span><text:span text:style-name="T31"><text:s text:c="2"/>Fortsættelse med sprint 3</text:span><text:span text:style-name="T32"><text:s/>og 4.<text:s/></text:span><text:span text:style-name="T33"><text:s text:c="2"/></text:span></text:p>
      <text:p text:style-name="P34"/>
      <text:p text:style-name="Normal"><text:span text:style-name="T35">Næste møde:</text:span><text:span text:style-name="T36"><text:s text:c="2"/>07/12</text:span><text:span text:style-name="T37">-18</text:span></text:p>
      <text:p text:style-name="P38">Evt.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2-03T12:05:00Z</meta:creation-date>
    <dc:date>2018-12-03T13:03:00Z</dc:date>
    <meta:template xlink:href="Normal" xlink:type="simple"/>
    <meta:editing-cycles>2</meta:editing-cycles>
    <meta:editing-duration>PT2700S</meta:editing-duration>
    <meta:document-statistic meta:page-count="1" meta:paragraph-count="1" meta:word-count="117" meta:character-count="830" meta:row-count="5" meta:non-whitespace-character-count="714"/>
  </office:meta>
</office:document-meta>
</file>